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61b" officeooo:paragraph-rsid="001eb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evaluation – Jaime Alejandro Luna Estrada</text:p>
      <text:p text:style-name="P1"/>
      <text:p text:style-name="P1">This first unit has been a great come back for things that we saw previously; Abstract data types are a concept difficult to get and in first instance is a little hard to understand, but with practice it becomes easier.</text:p>
      <text:p text:style-name="P1">The must difficult for me is the last topic seen in this unit : containers, is something totally new for me and i didn’t realize completly how can i implement it in my nexts personal projects.</text:p>
      <text:p text:style-name="P1">To finish, i think my performance is 9 because the concepts of containers and the usage of dictionaries in recursive functions are hard to explain to other people for m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47:39.544887650</meta:creation-date>
    <meta:print-date>2026-01-28T16:58:42.304423370</meta:print-date>
    <meta:printed-by>Fichiers PDF</meta:printed-by>
    <dc:date>2026-01-28T17:00:06.148248779</dc:date>
    <meta:editing-duration>PT1M23S</meta:editing-duration>
    <meta:editing-cycles>1</meta:editing-cycles>
    <meta:document-statistic meta:table-count="0" meta:image-count="0" meta:object-count="0" meta:page-count="1" meta:paragraph-count="4" meta:word-count="111" meta:character-count="626" meta:non-whitespace-character-count="518"/>
    <meta:generator>LibreOffice/25.8.4.2$Linux_X86_64 LibreOffice_project/0366609b1de41a39e1896ae41e33c673f2a73802</meta:generator>
  </office:meta>
</office:document-meta>
</file>